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5.11pt"/>
    </style:style>
    <style:style style:name="co2" style:family="table-column">
      <style:table-column-properties fo:break-before="auto" style:column-width="141.4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APCTestboard Bill of Materials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C REG LDO 3.3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3.3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3.3#TRMPB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]*[.H5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IC REG LDO 2.5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2.5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2.5#TRMPB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]*[.H6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4 channel, 8-bit D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334BRUZ-REEL7CT-ND</text:p>
          </table:table-cell>
          <table:table-cell/>
          <table:table-cell office:value-type="string" calcext:value-type="string">
            <text:p>AD5334BRUZ-REEL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*[.H8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5V 1A Power suppl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977-P6P-ND</text:p>
          </table:table-cell>
          <table:table-cell/>
          <table:table-cell office:value-type="string" calcext:value-type="string">
            <text:p>EPS050100-P6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]*[.H11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Barrel J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/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]*[.H12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1x36 header (breakaway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12E-36-ND</text:p>
          </table:table-cell>
          <table:table-cell/>
          <table:table-cell office:value-type="string" calcext:value-type="string">
            <text:p>PEC36SA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*[.H13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2x20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5-ND</text:p>
          </table:table-cell>
          <table:table-cell/>
          <table:table-cell office:value-type="string" calcext:value-type="string">
            <text:p>SBH11-PBPC-D20-ST-B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4]*[.H14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1MM UNINSULATED SHORTING PLU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873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3082-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TCH SLIDE SPDT 250MA 12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598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115-1</text:p>
          </table:table-cell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 calcext:value-type="string">
            <text:p>IC OPAMP DIFF 560MHZ 16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ADA4932-1YCPZ-R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932-1YCPZ-R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RES SMD 1K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0K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1001V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G20]*[.H20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RES SMD 300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300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3000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21]*[.H21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RES SMD 49.9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9.9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49R9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22]*[.H22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RES SMD 0.0 OHM JUMPER 1/10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GEY0R00V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G23]*[.H23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TRIMMER 1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102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24]*[.H24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TRIMMER 20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203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2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RES ARRAY ZERO OHM 8 RES 15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000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XB-2HVR000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27]*[.H27]" office:value-type="currency" office:currency="USD" office:value="0" calcext:value-type="currency">
            <text:p>$0.00</text:p>
          </table:table-cell>
        </table:table-row>
        <table:table-row table:style-name="ro2" table:number-rows-repeated="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SMD Cap (10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4112-1-ND </text:p>
          </table:table-cell>
          <table:table-cell/>
          <table:table-cell office:value-type="string" calcext:value-type="string">
            <text:p>C1608X5R0J106M080A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30]*[.H30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SMD Cap (4.7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417-1-ND </text:p>
          </table:table-cell>
          <table:table-cell/>
          <table:table-cell office:value-type="string" calcext:value-type="string">
            <text:p>C1608X5R0J475M080A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1]*[.H31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SMD Cap (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21-1-ND</text:p>
          </table:table-cell>
          <table:table-cell/>
          <table:table-cell office:value-type="string" calcext:value-type="string">
            <text:p>C1608X5R1A105K080A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32]*[.H32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SMD Cap (.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/>
          <table:table-cell office:value-type="string" calcext:value-type="string">
            <text:p>C1608X7R1E104K080A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G33]*[.H33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SMD Cap (.0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/>
          <table:table-cell office:value-type="string" calcext:value-type="string">
            <text:p>C1608X7R1H103K080AA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formula="of:=[.G34]*[.H34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SMD Cap (.00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/>
          <table:table-cell office:value-type="string" calcext:value-type="string">
            <text:p>C1608C0G1H102J080AA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formula="of:=[.G35]*[.H35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/>
          <table:table-cell table:formula="of:=SUM([.I4:.I33])" office:value-type="currency" office:currency="US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2:18:49.742654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1T17:03:26.477367887</dc:date>
    <meta:generator>LibreOffice/5.0.0.5$Linux_X86_64 LibreOffice_project/00m0$Build-5</meta:generator>
    <meta:editing-duration>PT7H34M57S</meta:editing-duration>
    <meta:editing-cycles>8</meta:editing-cycles>
    <meta:document-statistic meta:table-count="1" meta:cell-count="156" meta:object-count="0"/>
  </office:meta>
</office:document-meta>
</file>